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  <table:table-cell table:style-name="ce19" office:value-type="string" calcext:value-type="string">
            <text:p>BTC – Running Total: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  <table:table-cell table:formula="of:=(0.00952246+0.00272043)+(0.00468093+0.0000718)" office:value-type="float" office:value="0.01699562" calcext:value-type="float">
            <text:p>0.01699562</text:p>
          </table:table-cell>
          <table:table-cell table:number-columns-repeated="2"/>
        </table:table-row>
        <table:table-row table:style-name="ro2">
          <table:table-cell table:style-name="ce25" table:formula="of:=47256.7" office:value-type="currency" office:currency="USD" office:value="47256.7" calcext:value-type="currency">
            <text:p>$47,256.70</text:p>
          </table:table-cell>
          <table:table-cell table:style-name="ce25" table:formula="of:=([.A15]*[.B13])+[.A15]" office:value-type="currency" office:currency="USD" office:value="47889.93978" calcext:value-type="currency">
            <text:p>$47,889.94</text:p>
          </table:table-cell>
          <table:table-cell table:style-name="ce25" table:formula="of:=([.B15]*1%)+[.B15]" office:value-type="currency" office:currency="USD" office:value="48368.8391778" calcext:value-type="currency">
            <text:p>$48,368.84</text:p>
          </table:table-cell>
          <table:table-cell table:number-columns-repeated="4"/>
        </table:table-row>
        <table:table-row table:style-name="ro2">
          <table:table-cell table:style-name="ce54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9.56" office:value-type="currency" office:currency="USD" office:value="19.56" calcext:value-type="currency">
            <text:p>$19.56</text:p>
          </table:table-cell>
          <table:table-cell table:style-name="ce25" table:formula="of:=([.A19]*[.B17])+[.A19]" office:value-type="currency" office:currency="USD" office:value="19.957068" calcext:value-type="currency">
            <text:p>$19.96</text:p>
          </table:table-cell>
          <table:table-cell table:style-name="ce25" table:formula="of:=([.B19]*1%)+[.B19]" office:value-type="currency" office:currency="USD" office:value="20.15663868" calcext:value-type="currency">
            <text:p>$20.16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54%" office:value-type="percentage" office:value="0.0154" calcext:value-type="percentage">
            <text:p>1.54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3908.21" office:value-type="currency" office:currency="USD" office:value="3908.21" calcext:value-type="currency">
            <text:p>$3,908.21</text:p>
          </table:table-cell>
          <table:table-cell table:style-name="ce25" table:formula="of:=([.A23]*[.B21])+[.A23]" office:value-type="currency" office:currency="USD" office:value="3968.396434" calcext:value-type="currency">
            <text:p>$3,968.40</text:p>
          </table:table-cell>
          <table:table-cell table:style-name="ce25" table:formula="of:=([.B23]*1%)+[.B23]" office:value-type="currency" office:currency="USD" office:value="4008.08039834" calcext:value-type="currency">
            <text:p>$4,008.08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Profift 1.65%</text:p>
          </table:table-cell>
          <table:table-cell table:number-columns-repeated="4"/>
        </table:table-row>
        <table:table-row table:style-name="ro2">
          <table:table-cell table:style-name="ce8" table:formula="of:=42572.49" office:value-type="currency" office:currency="USD" office:value="42572.49" calcext:value-type="currency">
            <text:p>$42,572.49</text:p>
          </table:table-cell>
          <table:table-cell table:style-name="ce8" table:formula="of:=([.A31]*[.B29])+[.A31]" office:value-type="currency" office:currency="USD" office:value="42721.493715" calcext:value-type="currency">
            <text:p>$42,721.49</text:p>
          </table:table-cell>
          <table:table-cell table:style-name="ce8" table:formula="of:=([.B31]*1.65%)+[.B31]" office:value-type="currency" office:currency="USD" office:value="43426.3983612975" calcext:value-type="currency">
            <text:p>$43,426.40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25"/>
          <table:table-cell table:style-name="ce31" table:number-columns-repeated="2"/>
          <table:table-cell table:number-columns-repeated="4"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style-name="ce25" table:formula="of:=[.A35]-[.A34]" office:value-type="currency" office:currency="USD" office:value="732.419999999998" calcext:value-type="currency">
            <text:p>$732.42</text:p>
          </table:table-cell>
          <table:table-cell table:style-name="ce25" table:formula="of:=[.B35]-[.B34]" office:value-type="currency" office:currency="USD" office:value="0.513728970000003" calcext:value-type="currency">
            <text:p>$0.51</text:p>
          </table:table-cell>
          <table:table-cell table:style-name="ce28" table:formula="of:=[.C35]-[.C34]" office:value-type="currency" office:currency="USD" office:value="0.0405736000000001" calcext:value-type="currency">
            <text:p>$0.04</text:p>
          </table:table-cell>
          <table:table-cell table:style-name="ce25" table:formula="of:=[.D35]-[.D3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35" table:formula="of:=[.A36]/[.A34]" office:value-type="percentage" office:value="0.0133208446247021" calcext:value-type="percentage">
            <text:p>1.33%</text:p>
          </table:table-cell>
          <table:table-cell table:style-name="ce35" table:formula="of:=[.B36]/[.B34]" office:value-type="percentage" office:value="0.0202974701698934" calcext:value-type="percentage">
            <text:p>2.03%</text:p>
          </table:table-cell>
          <table:table-cell table:style-name="ce57" table:formula="of:=[.C36]/[.C34]" office:value-type="percentage" office:value="0.0306215849056605" calcext:value-type="percentage">
            <text:p>3.06%</text:p>
          </table:table-cell>
          <table:table-cell table:style-name="ce35" table:formula="of:=[.D36]/[.D34]" office:value-type="percentage" office:value="0.0153711809217363" calcext:value-type="percentage">
            <text:p>1.54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0"/>
          <table:table-cell table:number-columns-repeated="2"/>
        </table:table-row>
      </table:table>
      <table:table table:name="BreakEvenProfit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7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43"/>
        <table:table-column table:style-name="co7" table:default-cell-style-name="ce43"/>
        <table:table-column table:style-name="co19" table:default-cell-style-name="ce43"/>
        <table:table-column table:style-name="co7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27"/>
        <table:table-column table:style-name="co20" table:default-cell-style-name="ce55"/>
        <table:table-column table:style-name="co21" table:default-cell-style-name="ce55"/>
        <table:table-column table:style-name="co7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63"/>
        <table:table-column table:style-name="co23" table:default-cell-style-name="ce63"/>
        <table:table-column table:style-name="co19" table:default-cell-style-name="ce63"/>
        <table:table-column table:style-name="co9" table:default-cell-style-name="ce63"/>
        <table:table-column table:style-name="co24" table:default-cell-style-name="ce63"/>
        <table:table-column table:style-name="co7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52:24.260843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2-01-10T15:41:24.923407578</dc:date>
    <meta:editing-duration>P86DT13H53M31S</meta:editing-duration>
    <meta:editing-cycles>327</meta:editing-cycles>
    <meta:generator>LibreOffice/6.4.7.2$Linux_X86_64 LibreOffice_project/40$Build-2</meta:generator>
    <meta:document-statistic meta:table-count="5" meta:cell-count="1752" meta:object-count="0"/>
  </office:meta>
</office:document-meta>
</file>